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03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23"/>
        <table:table-column table:style-name="co6" table:number-columns-repeated="2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number-columns-repeated="4" table:default-cell-style-name="ce52"/>
        <table:table-column table:style-name="co8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6" table:number-columns-repeated="2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9" table:number-columns-repeated="986" table:default-cell-style-name="ce129"/>
        <table:table-row table:style-name="ro1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1" svg:width="2.899cm" svg:height="1.799cm" svg:x="9.582cm" svg:y="2.527cm" draw:caption-point-x="-0.61cm" draw:caption-point-y="1.51cm">
              <dc:creator>Unknown Author</dc:creator>
              <dc:date>2026-05-03T22:41:54.89863</dc:date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111" table:number-columns-repeated="11"/>
          <table:table-cell table:style-name="ce43" office:value-type="string" calcext:value-type="string">
            <text:p>0.16.11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111"/>
          <table:table-cell table:style-name="ce32" office:value-type="string" calcext:value-type="string">
            <text:p>0.6.28</text:p>
          </table:table-cell>
          <table:table-cell table:style-name="ce111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111" table:number-columns-repeated="2"/>
          <table:table-cell table:style-name="ce32" office:value-type="string" calcext:value-type="string">
            <text:p>0.7.25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111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111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111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111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111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111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111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111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111" table:number-columns-repeated="8"/>
          <table:table-cell table:style-name="ce32" office:value-type="string" calcext:value-type="string">
            <text:p>0.11.11</text:p>
          </table:table-cell>
          <table:table-cell table:style-name="ce111" table:number-columns-repeated="3"/>
          <table:table-cell table:style-name="ce43" office:value-type="string" calcext:value-type="string">
            <text:p>0.16.11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111" table:number-columns-repeated="10"/>
          <table:table-cell table:style-name="ce32" office:value-type="string" calcext:value-type="string">
            <text:p>0.7.22</text:p>
          </table:table-cell>
          <table:table-cell table:style-name="ce111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11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111" table:number-columns-repeated="6"/>
          <table:table-cell table:style-name="ce43" office:value-type="string" calcext:value-type="string">
            <text:p>0.3.24</text:p>
          </table:table-cell>
          <table:table-cell table:style-name="ce111" table:number-columns-repeated="3"/>
          <table:table-cell table:style-name="ce18"/>
          <table:table-cell table:style-name="ce32" office:value-type="string" calcext:value-type="string">
            <office:annotation draw:style-name="gr1" svg:width="2.899cm" svg:height="1.799cm" svg:x="30.103cm" svg:y="9.752cm" draw:caption-point-x="-0.61cm" draw:caption-point-y="1.51cm">
              <dc:creator>Unknown Author</dc:creator>
              <meta:date-string>03/05/2026 22:29:53</meta:date-string>
              <text:p>src/v0.3.4</text:p>
            </office:annotation>
            <text:p>0.3.5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12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111" table:number-columns-repeated="6"/>
          <table:table-cell table:style-name="ce49" office:value-type="string" calcext:value-type="string">
            <text:p>0.18.16</text:p>
          </table:table-cell>
          <table:table-cell table:style-name="ce112"/>
          <table:table-cell table:style-name="ce111" table:number-columns-repeated="3"/>
          <table:table-cell table:style-name="ce18" office:value-type="string" calcext:value-type="string">
            <office:annotation draw:style-name="gr2" draw:text-style-name="P2" svg:width="2.899cm" svg:height="0.991cm" svg:x="28.867cm" svg:y="10.462cm" draw:caption-point-x="-0.471cm" draw:caption-point-y="1.703cm">
              <dc:date>2026-05-03T22:41:54.9065</dc:date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111" table:number-columns-repeated="15"/>
          <table:table-cell table:style-name="ce32" office:value-type="string" calcext:value-type="string">
            <text:p>0.5.23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111" table:number-columns-repeated="6"/>
          <table:table-cell table:style-name="ce43" office:value-type="string" calcext:value-type="string">
            <text:p>0.3.24</text:p>
          </table:table-cell>
          <table:table-cell table:style-name="ce111"/>
          <table:table-cell table:style-name="ce43" office:value-type="string" calcext:value-type="string">
            <text:p>0.11.11</text:p>
          </table:table-cell>
          <table:table-cell table:style-name="ce111" table:number-columns-repeated="3"/>
          <table:table-cell table:style-name="ce43" office:value-type="string" calcext:value-type="string">
            <text:p>0.16.11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10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03" office:value-type="string" calcext:value-type="string">
            <text:p>#</text:p>
          </table:table-cell>
          <table:table-cell table:style-name="ce103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meta:date-string>03/05/2026 20:21:45</meta:date-string>
              <text:p>Language.</text:p>
            </office:annotation>
            <text:p>LANG.</text:p>
          </table:table-cell>
          <table:table-cell table:style-name="ce113" office:value-type="string" calcext:value-type="string">
            <text:p>LIBRARY</text:p>
          </table:table-cell>
          <table:table-cell table:style-name="ce113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meta:date-string>03/05/2026 20:21:45</meta:date-string>
              <text:p>License.</text:p>
            </office:annotation>
            <text:p>LIC.</text:p>
          </table:table-cell>
          <table:table-cell table:style-name="ce113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meta:date-string>03/05/2026 20:21:45</meta:date-string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meta:date-string>03/05/2026 20:21:45</meta:date-string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avaScript</text:p>
          </table:table-cell>
          <table:table-cell table:style-name="ce12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C++</text:p>
          </table:table-cell>
          <table:table-cell table:style-name="ce12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-</text:p>
          </table:table-cell>
          <table:table-cell table:style-name="ce12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04" office:value-type="float" office:value="8" calcext:value-type="float">
            <text:p>8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9" calcext:value-type="float">
            <text:p>9</text:p>
          </table:table-cell>
          <table:table-cell table:style-name="ce104" office:value-type="string" calcext:value-type="string">
            <text:p>C++</text:p>
          </table:table-cell>
          <table:table-cell table:style-name="ce127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0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27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11" calcext:value-type="float">
            <text:p>11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22:41:54.5474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7M4S</meta:editing-duration>
    <meta:editing-cycles>1686</meta:editing-cycles>
    <meta:generator>LibreOffice/26.2.2.2$Windows_X86_64 LibreOffice_project/1f77d10d6938fd34972958f64b2bcfa54f8b1ba5</meta:generator>
    <dc:date>2026-05-04T00:14:08.0419537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